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fo:letter-spacing="normal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4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helvetica neue" fo:font-size="12.6000003814697pt" fo:font-style="normal" fo:font-weight="normal"/>
    </style:style>
    <style:style style:name="T2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6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7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 <text:span text:style-name="T1">Candies and Two Sisters</text:span></text:p>
      <text:p text:style-name="P4">time limit per test</text:p>
      <text:p text:style-name="P5">1 second</text:p>
      <text:p text:style-name="P4">memory limit per test</text:p>
      <text:p text:style-name="P5">256 megabytes</text:p>
      <text:p text:style-name="P4">input</text:p>
      <text:p text:style-name="P5">standard input</text:p>
      <text:p text:style-name="P4">output</text:p>
      <text:p text:style-name="P6">standard output</text:p>
      <text:p text:style-name="P7">There are two sisters Alice and Betty. You have <text:bookmark text:name="MathJax-Element-1-Frame"/><text:bookmark text:name="MathJax-Span-1"/><text:bookmark text:name="MathJax-Span-2"/><text:bookmark text:name="MathJax-Span-3"/><text:span text:style-name="T2">n</text:span><text:span text:style-name="T3">�</text:span> candies. You want to distribute these <text:bookmark text:name="MathJax-Element-2-Frame"/><text:bookmark text:name="MathJax-Span-4"/><text:bookmark text:name="MathJax-Span-5"/><text:bookmark text:name="MathJax-Span-6"/><text:span text:style-name="T2">n</text:span><text:span text:style-name="T3">�</text:span> candies between two sisters in such a way that:</text:p>
      <text:list xml:id="list1420546070" text:style-name="L1">
        <text:list-item>
          <text:p text:style-name="P8">Alice will get <text:bookmark text:name="MathJax-Element-3-Frame"/><text:bookmark text:name="MathJax-Span-7"/><text:bookmark text:name="MathJax-Span-8"/><text:bookmark text:name="MathJax-Span-9"/><text:span text:style-name="T2">a</text:span><text:span text:style-name="T3">�</text:span> (<text:bookmark text:name="MathJax-Element-4-Frame"/><text:bookmark text:name="MathJax-Span-10"/><text:bookmark text:name="MathJax-Span-11"/><text:bookmark text:name="MathJax-Span-12"/><text:span text:style-name="T2">a</text:span><text:bookmark text:name="MathJax-Span-13"/><text:span text:style-name="T4">&gt;</text:span><text:bookmark text:name="MathJax-Span-14"/><text:span text:style-name="T4">0</text:span><text:span text:style-name="T3">�&gt;0</text:span>) candies;</text:p>
        </text:list-item>
        <text:list-item>
          <text:p text:style-name="P8">Betty will get <text:bookmark text:name="MathJax-Element-5-Frame"/><text:bookmark text:name="MathJax-Span-15"/><text:bookmark text:name="MathJax-Span-16"/><text:bookmark text:name="MathJax-Span-17"/><text:span text:style-name="T2">b</text:span><text:span text:style-name="T3">�</text:span> (<text:bookmark text:name="MathJax-Element-6-Frame"/><text:bookmark text:name="MathJax-Span-18"/><text:bookmark text:name="MathJax-Span-19"/><text:bookmark text:name="MathJax-Span-20"/><text:span text:style-name="T2">b</text:span><text:bookmark text:name="MathJax-Span-21"/><text:span text:style-name="T4">&gt;</text:span><text:bookmark text:name="MathJax-Span-22"/><text:span text:style-name="T4">0</text:span><text:span text:style-name="T3">�&gt;0</text:span>) candies;</text:p>
        </text:list-item>
        <text:list-item>
          <text:p text:style-name="P10">each sister will get some <text:span text:style-name="T7">integer</text:span> number of candies;</text:p>
        </text:list-item>
        <text:list-item>
          <text:p text:style-name="P8">Alice will get a greater amount of candies than Betty (i.e. <text:bookmark text:name="MathJax-Element-7-Frame"/><text:bookmark text:name="MathJax-Span-23"/><text:bookmark text:name="MathJax-Span-24"/><text:bookmark text:name="MathJax-Span-25"/><text:span text:style-name="T2">a</text:span><text:bookmark text:name="MathJax-Span-26"/><text:span text:style-name="T4">&gt;</text:span><text:bookmark text:name="MathJax-Span-27"/><text:span text:style-name="T2">b</text:span><text:span text:style-name="T3">�&gt;�</text:span>);</text:p>
        </text:list-item>
        <text:list-item>
          <text:p text:style-name="P8">all the candies will be given to one of two sisters (i.e. <text:bookmark text:name="MathJax-Element-8-Frame"/><text:bookmark text:name="MathJax-Span-28"/><text:bookmark text:name="MathJax-Span-29"/><text:bookmark text:name="MathJax-Span-30"/><text:span text:style-name="T2">a</text:span><text:bookmark text:name="MathJax-Span-31"/><text:span text:style-name="T4">+</text:span><text:bookmark text:name="MathJax-Span-32"/><text:span text:style-name="T2">b</text:span><text:bookmark text:name="MathJax-Span-33"/><text:span text:style-name="T4">=</text:span><text:bookmark text:name="MathJax-Span-34"/><text:span text:style-name="T2">n</text:span><text:span text:style-name="T3">�+�=�</text:span>).</text:p>
        </text:list-item>
      </text:list>
      <text:p text:style-name="P7">Your task is to calculate the number of ways to distribute exactly <text:bookmark text:name="MathJax-Element-9-Frame"/><text:bookmark text:name="MathJax-Span-35"/><text:bookmark text:name="MathJax-Span-36"/><text:bookmark text:name="MathJax-Span-37"/><text:span text:style-name="T2">n</text:span><text:span text:style-name="T3">�</text:span> candies between sisters in a way described above. Candies are indistinguishable.</text:p>
      <text:p text:style-name="P7">Formally, find the number of ways to represent <text:bookmark text:name="MathJax-Element-10-Frame"/><text:bookmark text:name="MathJax-Span-38"/><text:bookmark text:name="MathJax-Span-39"/><text:bookmark text:name="MathJax-Span-40"/><text:span text:style-name="T2">n</text:span><text:span text:style-name="T3">�</text:span> as the sum of <text:bookmark text:name="MathJax-Element-11-Frame"/><text:bookmark text:name="MathJax-Span-41"/><text:bookmark text:name="MathJax-Span-42"/><text:bookmark text:name="MathJax-Span-43"/><text:span text:style-name="T2">n</text:span><text:bookmark text:name="MathJax-Span-44"/><text:span text:style-name="T4">=</text:span><text:bookmark text:name="MathJax-Span-45"/><text:span text:style-name="T2">a</text:span><text:bookmark text:name="MathJax-Span-46"/><text:span text:style-name="T4">+</text:span><text:bookmark text:name="MathJax-Span-47"/><text:span text:style-name="T2">b</text:span><text:span text:style-name="T3">�=�+�</text:span>, where <text:bookmark text:name="MathJax-Element-12-Frame"/><text:bookmark text:name="MathJax-Span-48"/><text:bookmark text:name="MathJax-Span-49"/><text:bookmark text:name="MathJax-Span-50"/><text:span text:style-name="T2">a</text:span><text:span text:style-name="T3">�</text:span> and <text:bookmark text:name="MathJax-Element-13-Frame"/><text:bookmark text:name="MathJax-Span-51"/><text:bookmark text:name="MathJax-Span-52"/><text:bookmark text:name="MathJax-Span-53"/><text:span text:style-name="T2">b</text:span><text:span text:style-name="T3">�</text:span> are positive integers and <text:bookmark text:name="MathJax-Element-14-Frame"/><text:bookmark text:name="MathJax-Span-54"/><text:bookmark text:name="MathJax-Span-55"/><text:bookmark text:name="MathJax-Span-56"/><text:span text:style-name="T2">a</text:span><text:bookmark text:name="MathJax-Span-57"/><text:span text:style-name="T4">&gt;</text:span><text:bookmark text:name="MathJax-Span-58"/><text:span text:style-name="T2">b</text:span><text:span text:style-name="T3">�&gt;�</text:span>.</text:p>
      <text:p text:style-name="P7">You have to answer <text:bookmark text:name="MathJax-Element-15-Frame"/><text:bookmark text:name="MathJax-Span-59"/><text:bookmark text:name="MathJax-Span-60"/><text:bookmark text:name="MathJax-Span-61"/><text:span text:style-name="T2">t</text:span><text:span text:style-name="T3">�</text:span> independent test cases.</text:p>
      <text:p text:style-name="P12">Input</text:p>
      <text:p text:style-name="P7">The first line of the input contains one integer <text:bookmark text:name="MathJax-Element-16-Frame"/><text:bookmark text:name="MathJax-Span-62"/><text:bookmark text:name="MathJax-Span-63"/><text:bookmark text:name="MathJax-Span-64"/><text:span text:style-name="T2">t</text:span><text:span text:style-name="T3">�</text:span> (<text:bookmark text:name="MathJax-Element-17-Frame"/><text:bookmark text:name="MathJax-Span-65"/><text:bookmark text:name="MathJax-Span-66"/><text:bookmark text:name="MathJax-Span-67"/><text:span text:style-name="T4">1</text:span><text:bookmark text:name="MathJax-Span-68"/><text:span text:style-name="T6">≤</text:span><text:bookmark text:name="MathJax-Span-69"/><text:span text:style-name="T2">t</text:span><text:bookmark text:name="MathJax-Span-70"/><text:span text:style-name="T6">≤</text:span><text:bookmark text:name="MathJax-Span-71"/><text:bookmark text:name="MathJax-Span-72"/><text:span text:style-name="T4">10</text:span><text:bookmark text:name="MathJax-Span-73"/><text:span text:style-name="T5">4</text:span><text:span text:style-name="T3">1≤�≤104</text:span>) — the number of test cases. Then <text:bookmark text:name="MathJax-Element-18-Frame"/><text:bookmark text:name="MathJax-Span-74"/><text:bookmark text:name="MathJax-Span-75"/><text:bookmark text:name="MathJax-Span-76"/><text:span text:style-name="T2">t</text:span><text:span text:style-name="T3">�</text:span> test cases follow.</text:p>
      <text:p text:style-name="P7">The only line of a test case contains one integer <text:bookmark text:name="MathJax-Element-19-Frame"/><text:bookmark text:name="MathJax-Span-77"/><text:bookmark text:name="MathJax-Span-78"/><text:bookmark text:name="MathJax-Span-79"/><text:span text:style-name="T2">n</text:span><text:span text:style-name="T3">�</text:span> (<text:bookmark text:name="MathJax-Element-20-Frame"/><text:bookmark text:name="MathJax-Span-80"/><text:bookmark text:name="MathJax-Span-81"/><text:bookmark text:name="MathJax-Span-82"/><text:span text:style-name="T4">1</text:span><text:bookmark text:name="MathJax-Span-83"/><text:span text:style-name="T6">≤</text:span><text:bookmark text:name="MathJax-Span-84"/><text:span text:style-name="T2">n</text:span><text:bookmark text:name="MathJax-Span-85"/><text:span text:style-name="T6">≤</text:span><text:bookmark text:name="MathJax-Span-86"/><text:span text:style-name="T4">2</text:span><text:bookmark text:name="MathJax-Span-87"/><text:span text:style-name="T6">⋅</text:span><text:bookmark text:name="MathJax-Span-88"/><text:bookmark text:name="MathJax-Span-89"/><text:span text:style-name="T4">10</text:span><text:bookmark text:name="MathJax-Span-90"/><text:span text:style-name="T5">9</text:span><text:span text:style-name="T3">1≤�≤2⋅109</text:span>) — the number of candies you have.</text:p>
      <text:p text:style-name="P12">Output</text:p>
      <text:p text:style-name="P7">For each test case, print the answer — the number of ways to distribute exactly <text:bookmark text:name="MathJax-Element-21-Frame"/><text:bookmark text:name="MathJax-Span-91"/><text:bookmark text:name="MathJax-Span-92"/><text:bookmark text:name="MathJax-Span-93"/><text:span text:style-name="T2">n</text:span><text:span text:style-name="T3">�</text:span> candies between two sisters in a way described in the problem statement. If there is no way to satisfy all the conditions, print <text:bookmark text:name="MathJax-Element-22-Frame"/><text:bookmark text:name="MathJax-Span-94"/><text:bookmark text:name="MathJax-Span-95"/><text:bookmark text:name="MathJax-Span-96"/><text:span text:style-name="T4">0</text:span><text:span text:style-name="T3">0</text:span>.</text:p>
      <text:p text:style-name="P11">Example</text:p>
      <text:p text:style-name="P13">input</text:p>
      <text:section text:style-name="Sect1" text:name="id004012133884987843">
        <text:p text:style-name="P14">Copy</text:p>
      </text:section>
      <text:p text:style-name="P1"><text:bookmark text:name="id002395331173444335"/>6</text:p>
      <text:p text:style-name="P2">7</text:p>
      <text:p text:style-name="P2">1</text:p>
      <text:p text:style-name="P2">2</text:p>
      <text:p text:style-name="P2">3</text:p>
      <text:p text:style-name="P2">2000000000</text:p>
      <text:p text:style-name="P2">763243547</text:p>
      <text:p text:style-name="P13">output</text:p>
      <text:section text:style-name="Sect1" text:name="id007930853175119572">
        <text:p text:style-name="P14">Copy</text:p>
      </text:section>
      <text:p text:style-name="P1"><text:bookmark text:name="id0048195160949923976"/>3</text:p>
      <text:p text:style-name="P2">0</text:p>
      <text:p text:style-name="P2">0</text:p>
      <text:p text:style-name="P2">1</text:p>
      <text:p text:style-name="P2">999999999</text:p>
      <text:p text:style-name="P2">381621773</text:p>
      <text:p text:style-name="P12">Note</text:p>
      <text:p text:style-name="P7">For the test case of the example, the <text:bookmark text:name="MathJax-Element-23-Frame"/><text:bookmark text:name="MathJax-Span-97"/><text:bookmark text:name="MathJax-Span-98"/><text:bookmark text:name="MathJax-Span-99"/><text:span text:style-name="T4">3</text:span><text:span text:style-name="T3">3</text:span> possible ways to distribute candies are:</text:p>
      <text:list xml:id="list264945402" text:style-name="L2">
        <text:list-item>
          <text:p text:style-name="P9"><text:bookmark text:name="MathJax-Element-24-Frame"/><text:bookmark text:name="MathJax-Span-100"/><text:bookmark text:name="MathJax-Span-101"/><text:bookmark text:name="MathJax-Span-102"/><text:span text:style-name="T2">a</text:span><text:bookmark text:name="MathJax-Span-103"/><text:span text:style-name="T4">=</text:span><text:bookmark text:name="MathJax-Span-104"/><text:span text:style-name="T4">6</text:span><text:span text:style-name="T3">�=6</text:span>, <text:bookmark text:name="MathJax-Element-25-Frame"/><text:bookmark text:name="MathJax-Span-105"/><text:bookmark text:name="MathJax-Span-106"/><text:bookmark text:name="MathJax-Span-107"/><text:span text:style-name="T2">b</text:span><text:bookmark text:name="MathJax-Span-108"/><text:span text:style-name="T4">=</text:span><text:bookmark text:name="MathJax-Span-109"/><text:span text:style-name="T4">1</text:span><text:span text:style-name="T3">�=1</text:span>;</text:p>
        </text:list-item>
        <text:list-item>
          <text:p text:style-name="P9"><text:bookmark text:name="MathJax-Element-26-Frame"/><text:bookmark text:name="MathJax-Span-110"/><text:bookmark text:name="MathJax-Span-111"/><text:bookmark text:name="MathJax-Span-112"/><text:span text:style-name="T2">a</text:span><text:bookmark text:name="MathJax-Span-113"/><text:span text:style-name="T4">=</text:span><text:bookmark text:name="MathJax-Span-114"/><text:span text:style-name="T4">5</text:span><text:span text:style-name="T3">�=5</text:span>, <text:bookmark text:name="MathJax-Element-27-Frame"/><text:bookmark text:name="MathJax-Span-115"/><text:bookmark text:name="MathJax-Span-116"/><text:bookmark text:name="MathJax-Span-117"/><text:span text:style-name="T2">b</text:span><text:bookmark text:name="MathJax-Span-118"/><text:span text:style-name="T4">=</text:span><text:bookmark text:name="MathJax-Span-119"/><text:span text:style-name="T4">2</text:span><text:span text:style-name="T3">�=2</text:span>;</text:p>
        </text:list-item>
        <text:list-item>
          <text:p text:style-name="P9"><text:bookmark text:name="MathJax-Element-28-Frame"/><text:bookmark text:name="MathJax-Span-120"/><text:bookmark text:name="MathJax-Span-121"/><text:bookmark text:name="MathJax-Span-122"/><text:span text:style-name="T2">a</text:span><text:bookmark text:name="MathJax-Span-123"/><text:span text:style-name="T4">=</text:span><text:bookmark text:name="MathJax-Span-124"/><text:span text:style-name="T4">4</text:span><text:span text:style-name="T3">�=4</text:span>, <text:bookmark text:name="MathJax-Element-29-Frame"/><text:bookmark text:name="MathJax-Span-125"/><text:bookmark text:name="MathJax-Span-126"/><text:bookmark text:name="MathJax-Span-127"/><text:span text:style-name="T2">b</text:span><text:bookmark text:name="MathJax-Span-128"/><text:span text:style-name="T4">=</text:span><text:bookmark text:name="MathJax-Span-129"/><text:span text:style-name="T4">3</text:span><text:span text:style-name="T3">�=3</text:span>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0T14:51:31.072000000</dc:date>
    <meta:editing-duration>PT6S</meta:editing-duration>
    <meta:editing-cycles>1</meta:editing-cycles>
    <meta:document-statistic meta:table-count="0" meta:image-count="0" meta:object-count="0" meta:page-count="1" meta:paragraph-count="46" meta:word-count="277" meta:character-count="1510" meta:non-whitespace-character-count="1283"/>
    <meta:generator>LibreOffice/7.2.2.2$Windows_X86_64 LibreOffice_project/02b2acce88a210515b4a5bb2e46cbfb63fe97d56</meta:generator>
  </office:meta>
</office:document-meta>
</file>